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rchive Vol Yearly Regular ||Vol: F: - Archives &amp; Backup ||Zone: Programs - Programs ||Step: File Actions started. ||Zone: 5.000000 (5.000000) of 20.000000 ||Server: VolRavenPc - <text:s/>started on 2021-11-22 19:59:52 0:00:04 ||VolumeUsed: 70760959344.640045 of 6,001,039,241,216</text:p>
      <text:p text:style-name="Standard">----------------------------------------------------------</text:p>
      <text:p text:style-name="Standard">Zones Processed: </text:p>
      <text:p text:style-name="Standard">----------------------------------------------------------</text:p>
      <text:p text:style-name="Standard">Volume started.</text:p>
      <text:p text:style-name="Standard"/>
      <text:p text:style-name="Standard">Zone: 1.000000 0.000000 0:00:04 Boot Boot</text:p>
      <text:p text:style-name="Standard">Zone: 2.000000 0.000000 0:00:04 BootData BootData</text:p>
      <text:p text:style-name="Standard">Zone: 3.000000 0.000000 0:00:04 ProgramHints ProgramHints</text:p>
      <text:p text:style-name="Standard">Zone: 4.000000 0.000000 0:00:04 ProgramHintsData ProgramHintsData</text:p>
      <text:p text:style-name="Standard">Zone: 5.000000 0.000000 0:00:05 Programs Programs</text:p>
      <text:p text:style-name="Standard"><text:tab/>s-( size 10087.448490 / actual gap 4216.652641 / act size 14304.101131) </text:p>
      <text:p text:style-name="Standard"><text:tab/>z [begin 0.000000 / <text:s/>zone end 10087.448490 / act end 14304.101131]</text:p>
      <text:p text:style-name="Standard"><text:tab/>g &lt; used 4216.652641 / gap unused 247587.303746 / round up 0.020000&gt;</text:p>
      <text:p text:style-name="Standard">----------------------------------------------------------</text:p>
      <text:p text:style-name="Standard">Zone Processing Step:</text:p>
      <text:p text:style-name="Standard">Zone started.</text:p>
      <text:p text:style-name="Standard">1.000000 Selecting Files.</text:p>
      <text:p text:style-name="Standard">2.000000 Calculating Gap.</text:p>
      <text:p text:style-name="Standard">3.000000 File Actions started.</text:p>
      <text:p text:style-name="Standard"><text:s text:c="4"/></text:p>
      <text:p text:style-name="Standard">----------------------------------------------------------</text:p>
      <text:p text:style-name="Standard">----------------------------------------------------------</text:p>
      <text:p text:style-name="Standard">Current Zone:</text:p>
      <text:p text:style-name="Standard">----------------------------------------------------------</text:p>
      <text:p text:style-name="Standard">Zone: 4.000000 ProgramHintsData ProgramHintsData 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0.000000 (0.000000%)</text:p>
      <text:p text:style-name="Standard"><text:s text:c="16"/>Total: 0.000000 (0.000000%)</text:p>
      <text:p text:style-name="Standard"/>
      <text:p text:style-name="Standard"><text:s text:c="8"/>Files/folders: 0.000000 (0.000000%) </text:p>
      <text:p text:style-name="Standard"><text:s text:c="12"/>Fragments: 0.00000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0.000000 (0.000000%)</text:p>
      <text:p text:style-name="Standard"><text:s text:c="12"/>Files End: 0.000000</text:p>
      <text:p text:style-name="Standard"><text:s text:c="13"/>Zone End: 0.000000 (0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000000%</text:p>
      <text:p text:style-name="Standard"><text:s text:c="7"/>Volume Rounding: 0.000000%</text:p>
      <text:p text:style-name="Standard"><text:s text:c="12"/>Actual Gap: 0.000000% (0.000000)</text:p>
      <text:p text:style-name="Standard"><text:soft-page-break/><text:s text:c="17"/></text:p>
      <text:p text:style-name="Standard"><text:s text:c="15"/>The desired min gap size. (GapRequested): 0.000000 <text:s/>(Loc) !ZoneGapRequestedLocCurrent!</text:p>
      <text:p text:style-name="Standard"><text:s text:c="14"/>Must be half the zone size. (GapAdjusted): 0.000000 <text:s/>(---) !ZoneGapAdjustedLocCurrent!</text:p>
      <text:p text:style-name="Standard"><text:s text:c="15"/>Align to the volume evenly. (GapRounded): 0.000000 <text:s/>(---) !ZoneGapRoundedLocCurrent!</text:p>
      <text:p text:style-name="Standard"><text:s text:c="10"/>The remaining space available. (GapAvailable): 0.000000 <text:s/>(---) !ZoneGapAvailableLocCurrent!</text:p>
      <text:p text:style-name="Standard"><text:s text:c="6"/>The lower of adjusted and available. (GapCurrent): 0.000000 <text:s/>(---) !ZoneGapLocCurrent!</text:p>
      <text:p text:style-name="Standard"><text:s text:c="4"/>(GapCurrent) after any code you inserted. (GapUsed): 0.000000 <text:s/>(---) !ZoneGapUsedLocCurrent!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0.000000 (0.000000%)</text:p>
      <text:p text:style-name="Standard"><text:s text:c="19"/>Total Used: 0.000000 (0.000000%)</text:p>
      <text:p text:style-name="Standard"><text:s text:c="9"/>Volume Used by Zones: 0.000000 (0.000000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 text:c="16"/># ProgramHints - Data files.</text:p>
      <text:p text:style-name="Standard"><text:s text:c="16"/>not(</text:p>
      <text:p text:style-name="Standard"><text:s text:c="21"/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----------------------------------------------------------</text:p>
      <text:p text:style-name="Standard">Volume Statistics:</text:p>
      <text:p text:style-name="Standard">----------------------------------------------------------</text:p>
      <text:p text:style-name="Standard">VOLUME: F: !Title! started.</text:p>
      <text:p text:style-name="Standard">2021-11-22 19:59:52.</text:p>
      <text:p text:style-name="Standard">.</text:p>
      <text:p text:style-name="Standard">.</text:p>
      <text:p text:style-name="Standard">Volume: F:</text:p>
      <text:p text:style-name="Standard">.</text:p>
      <text:p text:style-name="Standard">----------------------------------------------------------</text:p>
      <text:p text:style-name="Standard">VOLUME: F: Archives &amp; Backup</text:p>
      <text:p text:style-name="Standard">----------------------------------------------------------</text:p>
      <text:p text:style-name="Standard">----------------------------------------------------------</text:p>
      <text:p text:style-name="Standard">SUMMARY: F: Archives &amp; Backup</text:p>
      <text:p text:style-name="Standard"><text:soft-page-break/>Divisor: <text:s text:c="11"/>(4097.000000)</text:p>
      <text:p text:style-name="Standard"><text:s text:c="3"/>Curr: <text:s text:c="11"/>(-1.000000) </text:p>
      <text:p text:style-name="Standard">BytesPerCluster: <text:s text:c="3"/>( <text:s text:c="15"/>0)</text:p>
      <text:p text:style-name="Standard"><text:s text:c="10"/>Volume Size: <text:s text:c="6"/>6,001,039,241,216 (-6001039241216.000000)</text:p>
      <text:p text:style-name="Standard"><text:s text:c="10"/>Volume Used: <text:s text:c="6"/>1,846,206,894,080 (-1846206894080.000000)</text:p>
      <text:p text:style-name="Standard"><text:s text:c="10"/>Volume Free: <text:s text:c="6"/>4,154,832,347,136, (-4154832347136.000000)</text:p>
      <text:p text:style-name="Standard"><text:s text:c="9"/></text:p>
      <text:p text:style-name="Standard"><text:s text:c="5"/>Volume Used Calc: <text:s text:c="6"/>!VolumeUsedTotal! (-4154832347136.000000)</text:p>
      <text:p text:style-name="Standard"><text:s text:c="6"/>Volume Free Adj: <text:s text:c="6"/>1278225289770.767800</text:p>
      <text:p text:style-name="Standard"><text:s text:c="4"/>Bytes per cluster: <text:s text:c="22"/>0 bytes</text:p>
      <text:p text:style-name="Standard"/>
      <text:p text:style-name="Standard"><text:s text:c="3"/>Unfragmented Items: <text:s text:c="22"/>0</text:p>
      <text:p text:style-name="Standard"><text:s text:c="5"/>Fragmented Items: <text:s text:c="22"/>0</text:p>
      <text:p text:style-name="Standard"/>
      <text:p text:style-name="Standard"><text:s text:c="4"/>Unfragmented Data: <text:s text:c="22"/>0 bytes</text:p>
      <text:p text:style-name="Standard"><text:s text:c="6"/>Fragmented Data: <text:s text:c="22"/>0 bytes</text:p>
      <text:p text:style-name="Standard"/>
      <text:p text:style-name="Standard"><text:s text:c="13"/>All Gaps: <text:s text:c="21"/>38</text:p>
      <text:p text:style-name="Standard"><text:s text:c="13"/>All gaps: <text:s text:c="22"/>0 bytes</text:p>
      <text:p text:style-name="Standard"><text:s text:c="10"/>Average gap: <text:s text:c="22"/>0 bytes</text:p>
      <text:p text:style-name="Standard"><text:s text:c="11"/>Median gap: <text:s text:c="22"/>0 bytes</text:p>
      <text:p text:style-name="Standard"><text:s text:c="10"/>Biggest gap: <text:s text:c="22"/>0 bytes</text:p>
      <text:p text:style-name="Standard"/>
      <text:p text:style-name="Standard"><text:s text:c="13"/>MFT Zone: <text:s text:c="6"/>Shares Location: 180031177236.479980 </text:p>
      <text:p text:style-name="Standard"><text:s text:c="17"/>Size: <text:s text:c="22"/>0 Gap: !MftGap!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DETAILS: F: Archives &amp; Backup</text:p>
      <text:p text:style-name="Standard">----------------------------------------------------------</text:p>
      <text:p text:style-name="Standard"/>
      <text:p text:style-name="Standard">SUMMARY:</text:p>
      <text:p text:style-name="Standard"/>
      <text:p text:style-name="Standard">Volume label/name: <text:s text:c="9"/>F:</text:p>
      <text:p text:style-name="Standard">Volume mountpoint: <text:s text:c="9"/>F:</text:p>
      <text:p text:style-name="Standard">Volume name: <text:s text:c="15"/>\\?\Volume{d364e7f6-5613-4b38-bc47-8df014b8eea2}</text:p>
      <text:p text:style-name="Standard">Volume type: <text:s text:c="15"/>Unknown</text:p>
      <text:p text:style-name="Standard"/>
      <text:p text:style-name="Standard">Total disk space: <text:s text:c="10"/>6,001,039,241,216 bytes</text:p>
      <text:p text:style-name="Standard"><text:s text:c="35"/>5,588.9033 gigabytes</text:p>
      <text:p text:style-name="Standard"/>
      <text:p text:style-name="Standard">Bytes per cluster: <text:s text:c="25"/>0 bytes</text:p>
      <text:p text:style-name="Standard">Average end-begin distance: <text:s text:c="11"/>0.0000 clusters</text:p>
      <text:p text:style-name="Standard"><text:s text:c="28"/>--% of volume size</text:p>
      <text:p text:style-name="Standard"/>
      <text:p text:style-name="Standard">----------------------------------------------------------</text:p>
      <text:p text:style-name="Standard">FRAGMENTS:</text:p>
      <text:p text:style-name="Standard"/>
      <text:p text:style-name="Standard">Unfragmented Items: <text:s text:c="16"/>0</text:p>
      <text:p text:style-name="Standard"><text:soft-page-break/><text:s text:c="2"/>Fragmented Items: <text:s text:c="16"/>0</text:p>
      <text:p text:style-name="Standard"><text:s/>Unfragmented Data: <text:s text:c="16"/>0 bytes</text:p>
      <text:p text:style-name="Standard"><text:s text:c="3"/>Fragmented Data: <text:s text:c="16"/>0 bytes</text:p>
      <text:p text:style-name="Standard">Gaps:</text:p>
      <text:p text:style-name="Standard"><text:s text:c="10"/>All Gaps: <text:s text:c="15"/>38</text:p>
      <text:p text:style-name="Standard"><text:s text:c="10"/>All gaps: <text:s text:c="16"/>0 bytes</text:p>
      <text:p text:style-name="Standard"><text:s text:c="7"/>Average gap: <text:s text:c="16"/>0 bytes</text:p>
      <text:p text:style-name="Standard"><text:s text:c="8"/>Median gap: <text:s text:c="16"/>0 bytes</text:p>
      <text:p text:style-name="Standard"><text:s text:c="7"/>Biggest gap: <text:s text:c="16"/>0 bytes</text:p>
      <text:p text:style-name="Standard"/>
      <text:p text:style-name="Standard">----------------------------------------------------------</text:p>
      <text:p text:style-name="Standard">GAPS:</text:p>
      <text:p text:style-name="Standard"/>
      <text:p text:style-name="Standard"><text:s text:c="3"/>----------------------------------------------------------</text:p>
      <text:p text:style-name="Standard"><text:s text:c="3"/>Counts:</text:p>
      <text:p text:style-name="Standard"><text:s text:c="23"/>Count <text:s text:c="5"/>Percentage of all</text:p>
      <text:p text:style-name="Standard"><text:s text:c="16"/>----------------- -----------------</text:p>
      <text:p text:style-name="Standard"><text:s text:c="3"/>Small gaps <text:s text:c="17"/>34 <text:s text:c="10"/>89.4737%</text:p>
      <text:p text:style-name="Standard"><text:s text:c="3"/>Big gaps <text:s text:c="20"/>4 <text:s text:c="10"/>10.5263%</text:p>
      <text:p text:style-name="Standard"><text:s text:c="16"/>----------------- -----------------</text:p>
      <text:p text:style-name="Standard"><text:s text:c="3"/>All gaps <text:s text:c="19"/>38 <text:s text:c="9"/>100.0000</text:p>
      <text:p text:style-name="Standard"/>
      <text:p text:style-name="Standard"><text:s text:c="3"/>----------------------------------------------------------</text:p>
      <text:p text:style-name="Standard"><text:s text:c="3"/>By size:</text:p>
      <text:p text:style-name="Standard"><text:s text:c="22"/>Bytes <text:s text:c="9"/>Gigabytes <text:s text:c="5"/>Percentage of all</text:p>
      <text:p text:style-name="Standard"><text:s text:c="16"/>----------------- ----------------- -----------------</text:p>
      <text:p text:style-name="Standard"><text:s text:c="3"/>Small gaps <text:s text:c="18"/>0 <text:s text:c="11"/>0.0000 <text:s text:c="10"/>28.0061%</text:p>
      <text:p text:style-name="Standard"><text:s text:c="3"/>Big gaps <text:s text:c="20"/>0 <text:s text:c="11"/>0.0000 <text:s text:c="10"/>71.9939%</text:p>
      <text:p text:style-name="Standard"><text:s text:c="16"/>----------------- ----------------- -----------------</text:p>
      <text:p text:style-name="Standard"><text:s text:c="3"/>All gaps <text:s text:c="20"/>0 <text:s text:c="11"/>0.0000 <text:s text:c="9"/>100.0000%</text:p>
      <text:p text:style-name="Standard"/>
      <text:p text:style-name="Standard"><text:s text:c="3"/>Average gap <text:s text:c="17"/>0 <text:s text:c="11"/>0.0000 <text:s text:c="11"/>2.6316%</text:p>
      <text:p text:style-name="Standard"><text:s text:c="3"/>Median gap <text:s text:c="18"/>0 <text:s text:c="11"/>0.0000 <text:s text:c="11"/>0.9010%</text:p>
      <text:p text:style-name="Standard"><text:s text:c="3"/>Biggest gap <text:s text:c="17"/>0 <text:s text:c="11"/>0.0000 <text:s text:c="10"/>46.3261%</text:p>
      <text:p text:style-name="Standard"><text:s text:c="3"/>----------------------------------------------------------</text:p>
      <text:p text:style-name="Standard"/>
      <text:p text:style-name="Standard">----------------------------------------------------------</text:p>
      <text:p text:style-name="Standard">FILE STATISTICS: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ITEM COUNT:</text:p>
      <text:p text:style-name="Standard">----------------------------------------------------------</text:p>
      <text:p text:style-name="Standard">Number of files and folders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oft-page-break/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Percentage of total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OCCUPIED SIZE on disk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3"/>0.0000 <text:s text:c="11"/>0.0000 <text:s text:c="11"/>0.0000</text:p>
      <text:p text:style-name="Standard"><text:s text:c="3"/>Folders <text:s text:c="11"/>0.0000 <text:s text:c="11"/>0.0000 <text:s text:c="11"/>0.0000</text:p>
      <text:p text:style-name="Standard"><text:s text:c="3"/>------- ----------------- ----------------- -----------------</text:p>
      <text:p text:style-name="Standard"><text:s text:c="3"/>All <text:s text:c="15"/>0.0000 <text:s text:c="11"/>0.0000 <text:s text:c="11"/>0.0000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USED SIZE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oft-page-break/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3"/>0.0000 <text:s text:c="11"/>0.0000 <text:s text:c="11"/>0.0000</text:p>
      <text:p text:style-name="Standard"><text:s text:c="3"/>Folders <text:s text:c="11"/>0.0000 <text:s text:c="11"/>0.0000 <text:s text:c="11"/>0.0000</text:p>
      <text:p text:style-name="Standard"><text:s text:c="3"/>------- ----------------- ----------------- -----------------</text:p>
      <text:p text:style-name="Standard"><text:s text:c="3"/>All <text:s text:c="15"/>0.0000 <text:s text:c="11"/>0.0000 <text:s text:c="11"/>0.0000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Volume Detailed Statistics end.</text:p>
      <text:p text:style-name="Standard">----------------------------------------------------------</text:p>
      <text:p text:style-name="Standard"/>
      <text:p text:style-name="Standard">.</text:p>
      <text:p text:style-name="Standard">!Title! started.</text:p>
      <text:p text:style-name="Standard">2021-11-22 19:59:52.</text:p>
      <text:p text:style-name="Standard">.</text:p>
      <text:p text:style-name="Standard">----------------------------------------------------------</text:p>
      <text:p text:style-name="Standard">----------------------------------------------------------</text:p>
      <text:p text:style-name="Standard">SUMMARY: F: !Title! started.</text:p>
      <text:p text:style-name="Standard">2021-11-22 19:59:52.</text:p>
      <text:p text:style-name="Standard">.</text:p>
      <text:p text:style-name="Standard">.</text:p>
      <text:p text:style-name="Standard">Volume: F:</text:p>
      <text:p text:style-name="Standard">.</text:p>
      <text:p text:style-name="Standard">----------------------------------------------------------</text:p>
      <text:p text:style-name="Standard">VOLUME: F: Archives &amp; Backup</text:p>
      <text:p text:style-name="Standard">----------------------------------------------------------</text:p>
      <text:p text:style-name="Standard">----------------------------------------------------------</text:p>
      <text:p text:style-name="Standard">SUMMARY: F: Archives &amp; Backup</text:p>
      <text:p text:style-name="Standard">Divisor: <text:s text:c="11"/>(4097.000000)</text:p>
      <text:p text:style-name="Standard"><text:s text:c="3"/>Curr: <text:s text:c="11"/>(-1.000000) </text:p>
      <text:p text:style-name="Standard">BytesPerCluster: <text:s text:c="3"/>( <text:s text:c="15"/>0)</text:p>
      <text:p text:style-name="Standard"><text:s text:c="10"/>Volume Size: <text:s text:c="6"/>6,001,039,241,216 (-6001039241216.000000)</text:p>
      <text:p text:style-name="Standard"><text:s text:c="10"/>Volume Used: <text:s text:c="6"/>1,846,206,894,080 (-1846206894080.000000)</text:p>
      <text:p text:style-name="Standard"><text:s text:c="10"/>Volume Free: <text:s text:c="6"/>4,154,832,347,136, (-4154832347136.000000)</text:p>
      <text:p text:style-name="Standard"><text:soft-page-break/><text:s text:c="9"/></text:p>
      <text:p text:style-name="Standard"><text:s text:c="5"/>Volume Used Calc: <text:s text:c="6"/>!VolumeUsedTotal! (-4154832347136.000000)</text:p>
      <text:p text:style-name="Standard"><text:s text:c="6"/>Volume Free Adj: <text:s text:c="6"/>1278225289770.767800</text:p>
      <text:p text:style-name="Standard"><text:s text:c="4"/>Bytes per cluster: <text:s text:c="22"/>0 bytes</text:p>
      <text:p text:style-name="Standard"/>
      <text:p text:style-name="Standard"><text:s text:c="3"/>Unfragmented Items: <text:s text:c="22"/>0</text:p>
      <text:p text:style-name="Standard"><text:s text:c="5"/>Fragmented Items: <text:s text:c="22"/>0</text:p>
      <text:p text:style-name="Standard"/>
      <text:p text:style-name="Standard"><text:s text:c="4"/>Unfragmented Data: <text:s text:c="22"/>0 bytes</text:p>
      <text:p text:style-name="Standard"><text:s text:c="6"/>Fragmented Data: <text:s text:c="22"/>0 bytes</text:p>
      <text:p text:style-name="Standard"/>
      <text:p text:style-name="Standard"><text:s text:c="13"/>All Gaps: <text:s text:c="21"/>38</text:p>
      <text:p text:style-name="Standard"><text:s text:c="13"/>All gaps: <text:s text:c="22"/>0 bytes</text:p>
      <text:p text:style-name="Standard"><text:s text:c="10"/>Average gap: <text:s text:c="22"/>0 bytes</text:p>
      <text:p text:style-name="Standard"><text:s text:c="11"/>Median gap: <text:s text:c="22"/>0 bytes</text:p>
      <text:p text:style-name="Standard"><text:s text:c="10"/>Biggest gap: <text:s text:c="22"/>0 bytes</text:p>
      <text:p text:style-name="Standard"/>
      <text:p text:style-name="Standard"><text:s text:c="13"/>MFT Zone: <text:s text:c="6"/>Shares Location: 180031177236.479980 </text:p>
      <text:p text:style-name="Standard"><text:s text:c="17"/>Size: <text:s text:c="22"/>0 Gap: !MftGap!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DETAILS: F: Archives &amp; Backup</text:p>
      <text:p text:style-name="Standard">----------------------------------------------------------</text:p>
      <text:p text:style-name="Standard"/>
      <text:p text:style-name="Standard">SUMMARY:</text:p>
      <text:p text:style-name="Standard"/>
      <text:p text:style-name="Standard">Volume label/name: <text:s text:c="9"/>F:</text:p>
      <text:p text:style-name="Standard">Volume mountpoint: <text:s text:c="9"/>F:</text:p>
      <text:p text:style-name="Standard">Volume name: <text:s text:c="15"/>\\?\Volume{d364e7f6-5613-4b38-bc47-8df014b8eea2}</text:p>
      <text:p text:style-name="Standard">Volume type: <text:s text:c="15"/>Unknown</text:p>
      <text:p text:style-name="Standard"/>
      <text:p text:style-name="Standard">Total disk space: <text:s text:c="10"/>6,001,039,241,216 bytes</text:p>
      <text:p text:style-name="Standard"><text:s text:c="35"/>5,588.9033 gigabytes</text:p>
      <text:p text:style-name="Standard"/>
      <text:p text:style-name="Standard">Bytes per cluster: <text:s text:c="25"/>0 bytes</text:p>
      <text:p text:style-name="Standard">Average end-begin distance: <text:s text:c="11"/>0.0000 clusters</text:p>
      <text:p text:style-name="Standard"><text:s text:c="28"/>--% of volume size</text:p>
      <text:p text:style-name="Standard"/>
      <text:p text:style-name="Standard">----------------------------------------------------------</text:p>
      <text:p text:style-name="Standard">FRAGMENTS:</text:p>
      <text:p text:style-name="Standard"/>
      <text:p text:style-name="Standard">Unfragmented Items: <text:s text:c="16"/>0</text:p>
      <text:p text:style-name="Standard"><text:s text:c="2"/>Fragmented Items: <text:s text:c="16"/>0</text:p>
      <text:p text:style-name="Standard"><text:s/>Unfragmented Data: <text:s text:c="16"/>0 bytes</text:p>
      <text:p text:style-name="Standard"><text:s text:c="3"/>Fragmented Data: <text:s text:c="16"/>0 bytes</text:p>
      <text:p text:style-name="Standard">Gaps:</text:p>
      <text:p text:style-name="Standard"><text:s text:c="10"/>All Gaps: <text:s text:c="15"/>38</text:p>
      <text:p text:style-name="Standard"><text:s text:c="10"/>All gaps: <text:s text:c="16"/>0 bytes</text:p>
      <text:p text:style-name="Standard"><text:soft-page-break/><text:s text:c="7"/>Average gap: <text:s text:c="16"/>0 bytes</text:p>
      <text:p text:style-name="Standard"><text:s text:c="8"/>Median gap: <text:s text:c="16"/>0 bytes</text:p>
      <text:p text:style-name="Standard"><text:s text:c="7"/>Biggest gap: <text:s text:c="16"/>0 bytes</text:p>
      <text:p text:style-name="Standard"/>
      <text:p text:style-name="Standard">----------------------------------------------------------</text:p>
      <text:p text:style-name="Standard">GAPS:</text:p>
      <text:p text:style-name="Standard"/>
      <text:p text:style-name="Standard"><text:s text:c="3"/>----------------------------------------------------------</text:p>
      <text:p text:style-name="Standard"><text:s text:c="3"/>Counts:</text:p>
      <text:p text:style-name="Standard"><text:s text:c="23"/>Count <text:s text:c="5"/>Percentage of all</text:p>
      <text:p text:style-name="Standard"><text:s text:c="16"/>----------------- -----------------</text:p>
      <text:p text:style-name="Standard"><text:s text:c="3"/>Small gaps <text:s text:c="17"/>34 <text:s text:c="10"/>89.4737%</text:p>
      <text:p text:style-name="Standard"><text:s text:c="3"/>Big gaps <text:s text:c="20"/>4 <text:s text:c="10"/>10.5263%</text:p>
      <text:p text:style-name="Standard"><text:s text:c="16"/>----------------- -----------------</text:p>
      <text:p text:style-name="Standard"><text:s text:c="3"/>All gaps <text:s text:c="19"/>38 <text:s text:c="9"/>100.0000</text:p>
      <text:p text:style-name="Standard"/>
      <text:p text:style-name="Standard"><text:s text:c="3"/>----------------------------------------------------------</text:p>
      <text:p text:style-name="Standard"><text:s text:c="3"/>By size:</text:p>
      <text:p text:style-name="Standard"><text:s text:c="22"/>Bytes <text:s text:c="9"/>Gigabytes <text:s text:c="5"/>Percentage of all</text:p>
      <text:p text:style-name="Standard"><text:s text:c="16"/>----------------- ----------------- -----------------</text:p>
      <text:p text:style-name="Standard"><text:s text:c="3"/>Small gaps <text:s text:c="18"/>0 <text:s text:c="11"/>0.0000 <text:s text:c="10"/>28.0061%</text:p>
      <text:p text:style-name="Standard"><text:s text:c="3"/>Big gaps <text:s text:c="20"/>0 <text:s text:c="11"/>0.0000 <text:s text:c="10"/>71.9939%</text:p>
      <text:p text:style-name="Standard"><text:s text:c="16"/>----------------- ----------------- -----------------</text:p>
      <text:p text:style-name="Standard"><text:s text:c="3"/>All gaps <text:s text:c="20"/>0 <text:s text:c="11"/>0.0000 <text:s text:c="9"/>100.0000%</text:p>
      <text:p text:style-name="Standard"/>
      <text:p text:style-name="Standard"><text:s text:c="3"/>Average gap <text:s text:c="17"/>0 <text:s text:c="11"/>0.0000 <text:s text:c="11"/>2.6316%</text:p>
      <text:p text:style-name="Standard"><text:s text:c="3"/>Median gap <text:s text:c="18"/>0 <text:s text:c="11"/>0.0000 <text:s text:c="11"/>0.9010%</text:p>
      <text:p text:style-name="Standard"><text:s text:c="3"/>Biggest gap <text:s text:c="17"/>0 <text:s text:c="11"/>0.0000 <text:s text:c="10"/>46.3261%</text:p>
      <text:p text:style-name="Standard"><text:s text:c="3"/>----------------------------------------------------------</text:p>
      <text:p text:style-name="Standard"/>
      <text:p text:style-name="Standard">----------------------------------------------------------</text:p>
      <text:p text:style-name="Standard">FILE STATISTICS: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ITEM COUNT:</text:p>
      <text:p text:style-name="Standard">----------------------------------------------------------</text:p>
      <text:p text:style-name="Standard">Number of files and folders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Percentage of total:</text:p>
      <text:p text:style-name="Standard"/>
      <text:p text:style-name="Standard"><text:soft-page-break/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OCCUPIED SIZE on disk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3"/>0.0000 <text:s text:c="11"/>0.0000 <text:s text:c="11"/>0.0000</text:p>
      <text:p text:style-name="Standard"><text:s text:c="3"/>Folders <text:s text:c="11"/>0.0000 <text:s text:c="11"/>0.0000 <text:s text:c="11"/>0.0000</text:p>
      <text:p text:style-name="Standard"><text:s text:c="3"/>------- ----------------- ----------------- -----------------</text:p>
      <text:p text:style-name="Standard"><text:s text:c="3"/>All <text:s text:c="15"/>0.0000 <text:s text:c="11"/>0.0000 <text:s text:c="11"/>0.0000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USED SIZE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Gigabytes:</text:p>
      <text:p text:style-name="Standard"><text:soft-page-break/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3"/>0.0000 <text:s text:c="11"/>0.0000 <text:s text:c="11"/>0.0000</text:p>
      <text:p text:style-name="Standard"><text:s text:c="3"/>Folders <text:s text:c="11"/>0.0000 <text:s text:c="11"/>0.0000 <text:s text:c="11"/>0.0000</text:p>
      <text:p text:style-name="Standard"><text:s text:c="3"/>------- ----------------- ----------------- -----------------</text:p>
      <text:p text:style-name="Standard"><text:s text:c="3"/>All <text:s text:c="15"/>0.0000 <text:s text:c="11"/>0.0000 <text:s text:c="11"/>0.0000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Volume Detailed Statistics end.</text:p>
      <text:p text:style-name="Standard">----------------------------------------------------------</text:p>
      <text:p text:style-name="Standard"/>
      <text:p text:style-name="Standard">.</text:p>
      <text:p text:style-name="Standard">!Title! started.</text:p>
      <text:p text:style-name="Standard">2021-11-22 19:59:52.</text:p>
      <text:p text:style-name="Standard">.</text:p>
      <text:p text:style-name="Standard">Divisor: <text:s text:c="11"/>(4097.000000)</text:p>
      <text:p text:style-name="Standard"><text:s text:c="3"/>Curr: <text:s text:c="11"/>(16781311.000000) </text:p>
      <text:p text:style-name="Standard">BytesPerCluster: <text:s text:c="3"/>( <text:s text:c="11"/>4,096)</text:p>
      <text:p text:style-name="Standard"><text:s text:c="10"/>Volume Size: <text:s text:c="6"/>6,001,039,241,216 (357602.528266)</text:p>
      <text:p text:style-name="Standard"><text:s text:c="10"/>Volume Used: <text:s text:c="6"/>1,846,206,894,080 (110015.653371)</text:p>
      <text:p text:style-name="Standard"><text:s text:c="10"/>Volume Free: <text:s text:c="6"/>4,154,832,347,136, (247586.874895)</text:p>
      <text:p text:style-name="Standard"><text:s text:c="9"/></text:p>
      <text:p text:style-name="Standard"><text:s text:c="5"/>Volume Used Calc: <text:s text:c="6"/>180031177236.479980 (247586.874895)</text:p>
      <text:p text:style-name="Standard"><text:s text:c="6"/>Volume Free Adj: <text:s text:c="6"/>1278225289770.767800</text:p>
      <text:p text:style-name="Standard"><text:s text:c="4"/>Bytes per cluster: <text:s text:c="18"/>4,096 bytes</text:p>
      <text:p text:style-name="Standard"/>
      <text:p text:style-name="Standard"><text:s text:c="3"/>Unfragmented Items: <text:s text:c="14"/>3,912,567</text:p>
      <text:p text:style-name="Standard"><text:s text:c="5"/>Fragmented Items: <text:s text:c="18"/>3,373</text:p>
      <text:p text:style-name="Standard"/>
      <text:p text:style-name="Standard"><text:s text:c="4"/>Unfragmented Data: <text:s text:c="6"/>1,842,078,306,304 bytes</text:p>
      <text:p text:style-name="Standard"><text:s text:c="6"/>Fragmented Data: <text:s text:c="10"/>4,124,377,088 bytes</text:p>
      <text:p text:style-name="Standard"/>
      <text:p text:style-name="Standard"><text:s text:c="13"/>All Gaps: <text:s text:c="21"/>38</text:p>
      <text:p text:style-name="Standard"><text:s text:c="13"/>All gaps: <text:s text:c="6"/>4,154,836,541,440 bytes</text:p>
      <text:p text:style-name="Standard"><text:s text:c="10"/>Average gap: <text:s text:c="8"/>109,337,800,704 bytes</text:p>
      <text:p text:style-name="Standard"><text:s text:c="11"/>Median gap: <text:s text:c="9"/>37,435,117,568 bytes</text:p>
      <text:p text:style-name="Standard"><text:s text:c="10"/>Biggest gap: <text:s text:c="6"/>1,924,772,749,312 bytes</text:p>
      <text:p text:style-name="Standard"/>
      <text:p text:style-name="Standard"><text:s text:c="13"/>MFT Zone: <text:s text:c="6"/>Shares Location: 180031177236.479980 </text:p>
      <text:p text:style-name="Standard"><text:s text:c="17"/>Size: <text:s text:c="22"/>0 Gap: !MftGap!</text:p>
      <text:p text:style-name="Standard"><text:soft-page-break/>----------------------------------------------------------</text:p>
      <text:p text:style-name="Standard"/>
      <text:p text:style-name="Standard">----------------------------------------------------------</text:p>
      <text:p text:style-name="Standard">DETAILS: F: !Title! started.</text:p>
      <text:p text:style-name="Standard">2021-11-22 19:59:52.</text:p>
      <text:p text:style-name="Standard">.</text:p>
      <text:p text:style-name="Standard">.</text:p>
      <text:p text:style-name="Standard">Volume: F:</text:p>
      <text:p text:style-name="Standard">.</text:p>
      <text:p text:style-name="Standard">----------------------------------------------------------</text:p>
      <text:p text:style-name="Standard">VOLUME: F: Archives &amp; Backup</text:p>
      <text:p text:style-name="Standard">----------------------------------------------------------</text:p>
      <text:p text:style-name="Standard">----------------------------------------------------------</text:p>
      <text:p text:style-name="Standard">SUMMARY: F: Archives &amp; Backup</text:p>
      <text:p text:style-name="Standard">Divisor: <text:s text:c="11"/>(4097.000000)</text:p>
      <text:p text:style-name="Standard"><text:s text:c="3"/>Curr: <text:s text:c="11"/>(-1.000000) </text:p>
      <text:p text:style-name="Standard">BytesPerCluster: <text:s text:c="3"/>( <text:s text:c="15"/>0)</text:p>
      <text:p text:style-name="Standard"><text:s text:c="10"/>Volume Size: <text:s text:c="6"/>6,001,039,241,216 (-6001039241216.000000)</text:p>
      <text:p text:style-name="Standard"><text:s text:c="10"/>Volume Used: <text:s text:c="6"/>1,846,206,894,080 (-1846206894080.000000)</text:p>
      <text:p text:style-name="Standard"><text:s text:c="10"/>Volume Free: <text:s text:c="6"/>4,154,832,347,136, (-4154832347136.000000)</text:p>
      <text:p text:style-name="Standard"><text:s text:c="9"/></text:p>
      <text:p text:style-name="Standard"><text:s text:c="5"/>Volume Used Calc: <text:s text:c="6"/>!VolumeUsedTotal! (-4154832347136.000000)</text:p>
      <text:p text:style-name="Standard"><text:s text:c="6"/>Volume Free Adj: <text:s text:c="6"/>1278225289770.767800</text:p>
      <text:p text:style-name="Standard"><text:s text:c="4"/>Bytes per cluster: <text:s text:c="22"/>0 bytes</text:p>
      <text:p text:style-name="Standard"/>
      <text:p text:style-name="Standard"><text:s text:c="3"/>Unfragmented Items: <text:s text:c="22"/>0</text:p>
      <text:p text:style-name="Standard"><text:s text:c="5"/>Fragmented Items: <text:s text:c="22"/>0</text:p>
      <text:p text:style-name="Standard"/>
      <text:p text:style-name="Standard"><text:s text:c="4"/>Unfragmented Data: <text:s text:c="22"/>0 bytes</text:p>
      <text:p text:style-name="Standard"><text:s text:c="6"/>Fragmented Data: <text:s text:c="22"/>0 bytes</text:p>
      <text:p text:style-name="Standard"/>
      <text:p text:style-name="Standard"><text:s text:c="13"/>All Gaps: <text:s text:c="21"/>38</text:p>
      <text:p text:style-name="Standard"><text:s text:c="13"/>All gaps: <text:s text:c="22"/>0 bytes</text:p>
      <text:p text:style-name="Standard"><text:s text:c="10"/>Average gap: <text:s text:c="22"/>0 bytes</text:p>
      <text:p text:style-name="Standard"><text:s text:c="11"/>Median gap: <text:s text:c="22"/>0 bytes</text:p>
      <text:p text:style-name="Standard"><text:s text:c="10"/>Biggest gap: <text:s text:c="22"/>0 bytes</text:p>
      <text:p text:style-name="Standard"/>
      <text:p text:style-name="Standard"><text:s text:c="13"/>MFT Zone: <text:s text:c="6"/>Shares Location: 180031177236.479980 </text:p>
      <text:p text:style-name="Standard"><text:s text:c="17"/>Size: <text:s text:c="22"/>0 Gap: !MftGap!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DETAILS: F: Archives &amp; Backup</text:p>
      <text:p text:style-name="Standard">----------------------------------------------------------</text:p>
      <text:p text:style-name="Standard"/>
      <text:p text:style-name="Standard">SUMMARY:</text:p>
      <text:p text:style-name="Standard"/>
      <text:p text:style-name="Standard">Volume label/name: <text:s text:c="9"/>F:</text:p>
      <text:p text:style-name="Standard">Volume mountpoint: <text:s text:c="9"/>F:</text:p>
      <text:p text:style-name="Standard"><text:soft-page-break/>Volume name: <text:s text:c="15"/>\\?\Volume{d364e7f6-5613-4b38-bc47-8df014b8eea2}</text:p>
      <text:p text:style-name="Standard">Volume type: <text:s text:c="15"/>Unknown</text:p>
      <text:p text:style-name="Standard"/>
      <text:p text:style-name="Standard">Total disk space: <text:s text:c="10"/>6,001,039,241,216 bytes</text:p>
      <text:p text:style-name="Standard"><text:s text:c="35"/>5,588.9033 gigabytes</text:p>
      <text:p text:style-name="Standard"/>
      <text:p text:style-name="Standard">Bytes per cluster: <text:s text:c="25"/>0 bytes</text:p>
      <text:p text:style-name="Standard">Average end-begin distance: <text:s text:c="11"/>0.0000 clusters</text:p>
      <text:p text:style-name="Standard"><text:s text:c="28"/>--% of volume size</text:p>
      <text:p text:style-name="Standard"/>
      <text:p text:style-name="Standard">----------------------------------------------------------</text:p>
      <text:p text:style-name="Standard">FRAGMENTS:</text:p>
      <text:p text:style-name="Standard"/>
      <text:p text:style-name="Standard">Unfragmented Items: <text:s text:c="16"/>0</text:p>
      <text:p text:style-name="Standard"><text:s text:c="2"/>Fragmented Items: <text:s text:c="16"/>0</text:p>
      <text:p text:style-name="Standard"><text:s/>Unfragmented Data: <text:s text:c="16"/>0 bytes</text:p>
      <text:p text:style-name="Standard"><text:s text:c="3"/>Fragmented Data: <text:s text:c="16"/>0 bytes</text:p>
      <text:p text:style-name="Standard">Gaps:</text:p>
      <text:p text:style-name="Standard"><text:s text:c="10"/>All Gaps: <text:s text:c="15"/>38</text:p>
      <text:p text:style-name="Standard"><text:s text:c="10"/>All gaps: <text:s text:c="16"/>0 bytes</text:p>
      <text:p text:style-name="Standard"><text:s text:c="7"/>Average gap: <text:s text:c="16"/>0 bytes</text:p>
      <text:p text:style-name="Standard"><text:s text:c="8"/>Median gap: <text:s text:c="16"/>0 bytes</text:p>
      <text:p text:style-name="Standard"><text:s text:c="7"/>Biggest gap: <text:s text:c="16"/>0 bytes</text:p>
      <text:p text:style-name="Standard"/>
      <text:p text:style-name="Standard">----------------------------------------------------------</text:p>
      <text:p text:style-name="Standard">GAPS:</text:p>
      <text:p text:style-name="Standard"/>
      <text:p text:style-name="Standard"><text:s text:c="3"/>----------------------------------------------------------</text:p>
      <text:p text:style-name="Standard"><text:s text:c="3"/>Counts:</text:p>
      <text:p text:style-name="Standard"><text:s text:c="23"/>Count <text:s text:c="5"/>Percentage of all</text:p>
      <text:p text:style-name="Standard"><text:s text:c="16"/>----------------- -----------------</text:p>
      <text:p text:style-name="Standard"><text:s text:c="3"/>Small gaps <text:s text:c="17"/>34 <text:s text:c="10"/>89.4737%</text:p>
      <text:p text:style-name="Standard"><text:s text:c="3"/>Big gaps <text:s text:c="20"/>4 <text:s text:c="10"/>10.5263%</text:p>
      <text:p text:style-name="Standard"><text:s text:c="16"/>----------------- -----------------</text:p>
      <text:p text:style-name="Standard"><text:s text:c="3"/>All gaps <text:s text:c="19"/>38 <text:s text:c="9"/>100.0000</text:p>
      <text:p text:style-name="Standard"/>
      <text:p text:style-name="Standard"><text:s text:c="3"/>----------------------------------------------------------</text:p>
      <text:p text:style-name="Standard"><text:s text:c="3"/>By size:</text:p>
      <text:p text:style-name="Standard"><text:s text:c="22"/>Bytes <text:s text:c="9"/>Gigabytes <text:s text:c="5"/>Percentage of all</text:p>
      <text:p text:style-name="Standard"><text:s text:c="16"/>----------------- ----------------- -----------------</text:p>
      <text:p text:style-name="Standard"><text:s text:c="3"/>Small gaps <text:s text:c="18"/>0 <text:s text:c="11"/>0.0000 <text:s text:c="10"/>28.0061%</text:p>
      <text:p text:style-name="Standard"><text:s text:c="3"/>Big gaps <text:s text:c="20"/>0 <text:s text:c="11"/>0.0000 <text:s text:c="10"/>71.9939%</text:p>
      <text:p text:style-name="Standard"><text:s text:c="16"/>----------------- ----------------- -----------------</text:p>
      <text:p text:style-name="Standard"><text:s text:c="3"/>All gaps <text:s text:c="20"/>0 <text:s text:c="11"/>0.0000 <text:s text:c="9"/>100.0000%</text:p>
      <text:p text:style-name="Standard"/>
      <text:p text:style-name="Standard"><text:s text:c="3"/>Average gap <text:s text:c="17"/>0 <text:s text:c="11"/>0.0000 <text:s text:c="11"/>2.6316%</text:p>
      <text:p text:style-name="Standard"><text:s text:c="3"/>Median gap <text:s text:c="18"/>0 <text:s text:c="11"/>0.0000 <text:s text:c="11"/>0.9010%</text:p>
      <text:p text:style-name="Standard"><text:s text:c="3"/>Biggest gap <text:s text:c="17"/>0 <text:s text:c="11"/>0.0000 <text:s text:c="10"/>46.3261%</text:p>
      <text:p text:style-name="Standard"><text:s text:c="3"/>----------------------------------------------------------</text:p>
      <text:p text:style-name="Standard"><text:soft-page-break/></text:p>
      <text:p text:style-name="Standard">----------------------------------------------------------</text:p>
      <text:p text:style-name="Standard">FILE STATISTICS: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ITEM COUNT:</text:p>
      <text:p text:style-name="Standard">----------------------------------------------------------</text:p>
      <text:p text:style-name="Standard">Number of files and folders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Percentage of total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OCCUPIED SIZE on disk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3"/>0.0000 <text:s text:c="11"/>0.0000 <text:s text:c="11"/>0.0000</text:p>
      <text:p text:style-name="Standard"><text:s text:c="3"/>Folders <text:s text:c="11"/>0.0000 <text:s text:c="11"/>0.0000 <text:s text:c="11"/>0.0000</text:p>
      <text:p text:style-name="Standard"><text:s text:c="3"/>------- ----------------- ----------------- -----------------</text:p>
      <text:p text:style-name="Standard"><text:s text:c="3"/>All <text:s text:c="15"/>0.0000 <text:s text:c="11"/>0.0000 <text:s text:c="11"/>0.0000</text:p>
      <text:p text:style-name="Standard"/>
      <text:p text:style-name="Standard">----------------------------------------------------------</text:p>
      <text:p text:style-name="Standard">Percentage:</text:p>
      <text:p text:style-name="Standard"><text:soft-page-break/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USED SIZE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3"/>0.0000 <text:s text:c="11"/>0.0000 <text:s text:c="11"/>0.0000</text:p>
      <text:p text:style-name="Standard"><text:s text:c="3"/>Folders <text:s text:c="11"/>0.0000 <text:s text:c="11"/>0.0000 <text:s text:c="11"/>0.0000</text:p>
      <text:p text:style-name="Standard"><text:s text:c="3"/>------- ----------------- ----------------- -----------------</text:p>
      <text:p text:style-name="Standard"><text:s text:c="3"/>All <text:s text:c="15"/>0.0000 <text:s text:c="11"/>0.0000 <text:s text:c="11"/>0.0000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Volume Detailed Statistics end.</text:p>
      <text:p text:style-name="Standard">----------------------------------------------------------</text:p>
      <text:p text:style-name="Standard"/>
      <text:p text:style-name="Standard">.</text:p>
      <text:p text:style-name="Standard">!Title! started.</text:p>
      <text:p text:style-name="Standard">2021-11-22 19:59:52.</text:p>
      <text:p text:style-name="Standard">.</text:p>
      <text:p text:style-name="Standard">----------------------------------------------------------</text:p>
      <text:p text:style-name="Standard"/>
      <text:p text:style-name="Standard">SUMMARY:</text:p>
      <text:p text:style-name="Standard"/>
      <text:p text:style-name="Standard">Volume label/name: <text:s text:c="9"/>F:</text:p>
      <text:p text:style-name="Standard"><text:soft-page-break/>Volume mountpoint: <text:s text:c="9"/>F:</text:p>
      <text:p text:style-name="Standard">Volume name: <text:s text:c="15"/>\\?\Volume{d364e7f6-5613-4b38-bc47-8df014b8eea2}</text:p>
      <text:p text:style-name="Standard">Volume type: <text:s text:c="15"/>NTFS</text:p>
      <text:p text:style-name="Standard"/>
      <text:p text:style-name="Standard">Total disk space: <text:s text:c="10"/>6,001,039,241,216 bytes</text:p>
      <text:p text:style-name="Standard"><text:s text:c="35"/>5,588.9033 gigabytes</text:p>
      <text:p text:style-name="Standard"/>
      <text:p text:style-name="Standard">Bytes per cluster: <text:s text:c="21"/>4,096 bytes</text:p>
      <text:p text:style-name="Standard">Average end-begin distance: <text:s text:c="5"/>874,918.9424 clusters</text:p>
      <text:p text:style-name="Standard"><text:s text:c="39"/>0.0597% of volume size</text:p>
      <text:p text:style-name="Standard"/>
      <text:p text:style-name="Standard">----------------------------------------------------------</text:p>
      <text:p text:style-name="Standard">FRAGMENTS:</text:p>
      <text:p text:style-name="Standard"/>
      <text:p text:style-name="Standard">Unfragmented Items: <text:s text:c="8"/>3,912,567</text:p>
      <text:p text:style-name="Standard"><text:s text:c="2"/>Fragmented Items: <text:s text:c="12"/>3,373</text:p>
      <text:p text:style-name="Standard"><text:s/>Unfragmented Data: 1,842,078,306,304 bytes</text:p>
      <text:p text:style-name="Standard"><text:s text:c="3"/>Fragmented Data: <text:s text:c="4"/>4,124,377,088 bytes</text:p>
      <text:p text:style-name="Standard">Gaps:</text:p>
      <text:p text:style-name="Standard"><text:s text:c="10"/>All Gaps: <text:s text:c="15"/>38</text:p>
      <text:p text:style-name="Standard"><text:s text:c="10"/>All gaps: 4,154,836,541,440 bytes</text:p>
      <text:p text:style-name="Standard"><text:s text:c="7"/>Average gap: <text:s text:c="2"/>109,337,800,704 bytes</text:p>
      <text:p text:style-name="Standard"><text:s text:c="8"/>Median gap: <text:s text:c="3"/>37,435,117,568 bytes</text:p>
      <text:p text:style-name="Standard"><text:s text:c="7"/>Biggest gap: 1,924,772,749,312 bytes</text:p>
      <text:p text:style-name="Standard"/>
      <text:p text:style-name="Standard">----------------------------------------------------------</text:p>
      <text:p text:style-name="Standard">GAPS:</text:p>
      <text:p text:style-name="Standard"/>
      <text:p text:style-name="Standard"><text:s text:c="3"/>----------------------------------------------------------</text:p>
      <text:p text:style-name="Standard"><text:s text:c="3"/>Counts:</text:p>
      <text:p text:style-name="Standard"><text:s text:c="23"/>Count <text:s text:c="5"/>Percentage of all</text:p>
      <text:p text:style-name="Standard"><text:s text:c="16"/>----------------- -----------------</text:p>
      <text:p text:style-name="Standard"><text:s text:c="3"/>Small gaps <text:s text:c="17"/>34 <text:s text:c="10"/>89.4737%</text:p>
      <text:p text:style-name="Standard"><text:s text:c="3"/>Big gaps <text:s text:c="20"/>4 <text:s text:c="10"/>10.5263%</text:p>
      <text:p text:style-name="Standard"><text:s text:c="16"/>----------------- -----------------</text:p>
      <text:p text:style-name="Standard"><text:s text:c="3"/>All gaps <text:s text:c="19"/>38 <text:s text:c="9"/>100.0000</text:p>
      <text:p text:style-name="Standard"/>
      <text:p text:style-name="Standard"><text:s text:c="3"/>----------------------------------------------------------</text:p>
      <text:p text:style-name="Standard"><text:s text:c="3"/>By size:</text:p>
      <text:p text:style-name="Standard"><text:s text:c="22"/>Bytes <text:s text:c="9"/>Gigabytes <text:s text:c="5"/>Percentage of all</text:p>
      <text:p text:style-name="Standard"><text:s text:c="16"/>----------------- ----------------- -----------------</text:p>
      <text:p text:style-name="Standard"><text:s text:c="3"/>Small gaps <text:s text:c="2"/>1,163,608,625,152 <text:s text:c="7"/>1,083.6950 <text:s text:c="10"/>28.0061%</text:p>
      <text:p text:style-name="Standard"><text:s text:c="3"/>Big gaps <text:s text:c="4"/>2,991,227,916,288 <text:s text:c="7"/>2,785.7981 <text:s text:c="10"/>71.9939%</text:p>
      <text:p text:style-name="Standard"><text:s text:c="16"/>----------------- ----------------- -----------------</text:p>
      <text:p text:style-name="Standard"><text:s text:c="3"/>All gaps <text:s text:c="4"/>4,154,836,541,440 <text:s text:c="7"/>3,869.4931 <text:s text:c="9"/>100.0000%</text:p>
      <text:p text:style-name="Standard"/>
      <text:p text:style-name="Standard"><text:s text:c="3"/>Average gap <text:s text:c="3"/>109,337,800,704 <text:s text:c="9"/>101.8288 <text:s text:c="11"/>2.6316%</text:p>
      <text:p text:style-name="Standard"><text:s text:c="3"/>Median gap <text:s text:c="5"/>37,435,117,568 <text:s text:c="10"/>34.8642 <text:s text:c="11"/>0.9010%</text:p>
      <text:p text:style-name="Standard"><text:s text:c="3"/>Biggest gap <text:s/>1,924,772,749,312 <text:s text:c="7"/>1,792.5843 <text:s text:c="10"/>46.3261%</text:p>
      <text:p text:style-name="Standard"><text:soft-page-break/><text:s text:c="3"/>----------------------------------------------------------</text:p>
      <text:p text:style-name="Standard"/>
      <text:p text:style-name="Standard">----------------------------------------------------------</text:p>
      <text:p text:style-name="Standard">FILE STATISTICS: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ITEM COUNT:</text:p>
      <text:p text:style-name="Standard">----------------------------------------------------------</text:p>
      <text:p text:style-name="Standard">Number of files and folders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0"/>3,409,270 <text:s text:c="16"/>2 <text:s text:c="8"/>3,409,272</text:p>
      <text:p text:style-name="Standard"><text:s text:c="3"/>Folders <text:s text:c="10"/>503,297 <text:s text:c="12"/>3,371 <text:s text:c="10"/>506,668</text:p>
      <text:p text:style-name="Standard"><text:s text:c="3"/>------- ----------------- ----------------- -----------------</text:p>
      <text:p text:style-name="Standard"><text:s text:c="3"/>All <text:s text:c="12"/>3,912,567 <text:s text:c="12"/>3,373 <text:s text:c="8"/>3,915,940</text:p>
      <text:p text:style-name="Standard"/>
      <text:p text:style-name="Standard">----------------------------------------------------------</text:p>
      <text:p text:style-name="Standard">Percentage of total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2"/>87.0613% <text:s text:c="10"/>0.0001% <text:s text:c="9"/>87.0614%</text:p>
      <text:p text:style-name="Standard"><text:s text:c="3"/>Folders <text:s text:c="10"/>12.8525% <text:s text:c="10"/>0.0861% <text:s text:c="9"/>12.9386%</text:p>
      <text:p text:style-name="Standard"><text:s text:c="3"/>------- ----------------- ----------------- -----------------</text:p>
      <text:p text:style-name="Standard"><text:s text:c="3"/>All <text:s text:c="14"/>99.9139% <text:s text:c="10"/>0.0861% <text:s text:c="8"/>100.0000%</text:p>
      <text:p text:style-name="Standard"/>
      <text:p text:style-name="Standard">----------------------------------------------------------</text:p>
      <text:p text:style-name="Standard">OCCUPIED SIZE on disk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2"/>1,840,603,504,640 <text:s text:c="4"/>4,006,821,888 1,844,610,326,528</text:p>
      <text:p text:style-name="Standard"><text:s text:c="3"/>Folders <text:s text:c="4"/>1,474,801,664 <text:s text:c="6"/>117,555,200 <text:s text:c="4"/>1,592,356,864</text:p>
      <text:p text:style-name="Standard"><text:s text:c="3"/>------- ----------------- ----------------- -----------------</text:p>
      <text:p text:style-name="Standard"><text:s text:c="3"/>All <text:s text:c="4"/>1,842,078,306,304 <text:s text:c="4"/>4,124,377,088 1,846,202,683,392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9"/>1,714.1956 <text:s text:c="11"/>3.7316 <text:s text:c="7"/>1,717.9272</text:p>
      <text:p text:style-name="Standard"><text:s text:c="3"/>Folders <text:s text:c="11"/>1.3735 <text:s text:c="11"/>0.1095 <text:s text:c="11"/>1.4830</text:p>
      <text:p text:style-name="Standard"><text:s text:c="3"/>------- ----------------- ----------------- -----------------</text:p>
      <text:p text:style-name="Standard"><text:s text:c="3"/>All <text:s text:c="11"/>1,715.5691 <text:s text:c="11"/>3.8411 <text:s text:c="7"/>1,719.4102</text:p>
      <text:p text:style-name="Standard"/>
      <text:p text:style-name="Standard">----------------------------------------------------------</text:p>
      <text:p text:style-name="Standard"><text:soft-page-break/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2"/>99.6967% <text:s text:c="10"/>0.2170% <text:s text:c="9"/>99.9137%</text:p>
      <text:p text:style-name="Standard"><text:s text:c="3"/>Folders <text:s text:c="11"/>0.0799% <text:s text:c="10"/>0.0064% <text:s text:c="10"/>0.0863%</text:p>
      <text:p text:style-name="Standard"><text:s text:c="3"/>------- ----------------- ----------------- -----------------</text:p>
      <text:p text:style-name="Standard"><text:s text:c="3"/>All <text:s text:c="14"/>99.7766% <text:s text:c="10"/>0.2234% <text:s text:c="8"/>100.0000%</text:p>
      <text:p text:style-name="Standard"/>
      <text:p text:style-name="Standard">----------------------------------------------------------</text:p>
      <text:p text:style-name="Standard">USED SIZE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2"/>1,835,150,827,571 <text:s text:c="4"/>4,006,838,272 1,839,157,665,843</text:p>
      <text:p text:style-name="Standard"><text:s text:c="3"/>Folders <text:s text:c="4"/>1,474,736,128 <text:s text:c="6"/>117,555,200 <text:s text:c="4"/>1,592,291,328</text:p>
      <text:p text:style-name="Standard"><text:s text:c="3"/>------- ----------------- ----------------- -----------------</text:p>
      <text:p text:style-name="Standard"><text:s text:c="3"/>All <text:s text:c="4"/>1,836,625,563,699 <text:s text:c="4"/>4,124,393,472 1,840,749,957,171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9"/>1,709.1174 <text:s text:c="11"/>3.7317 <text:s text:c="7"/>1,712.8491</text:p>
      <text:p text:style-name="Standard"><text:s text:c="3"/>Folders <text:s text:c="11"/>1.3735 <text:s text:c="11"/>0.1095 <text:s text:c="11"/>1.4829</text:p>
      <text:p text:style-name="Standard"><text:s text:c="3"/>------- ----------------- ----------------- -----------------</text:p>
      <text:p text:style-name="Standard"><text:s text:c="3"/>All <text:s text:c="11"/>1,710.4908 <text:s text:c="11"/>3.8411 <text:s text:c="7"/>1,714.3320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2"/>99.6958% <text:s text:c="10"/>0.2177% <text:s text:c="9"/>99.9135%</text:p>
      <text:p text:style-name="Standard"><text:s text:c="3"/>Folders <text:s text:c="11"/>0.0801% <text:s text:c="10"/>0.0064% <text:s text:c="10"/>0.0865%</text:p>
      <text:p text:style-name="Standard"><text:s text:c="3"/>------- ----------------- ----------------- -----------------</text:p>
      <text:p text:style-name="Standard"><text:s text:c="3"/>All <text:s text:c="14"/>99.7759% <text:s text:c="10"/>0.2241% <text:s text:c="8"/>100.0000%</text:p>
      <text:p text:style-name="Standard"/>
      <text:p text:style-name="Standard">----------------------------------------------------------</text:p>
      <text:p text:style-name="Standard">Volume Detailed Statistics end.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----------------------------------------------------------</text:p>
      <text:p text:style-name="Standard">Zone Detailed Report: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4.000000 ProgramHintsData ProgramHintsData Statistics Report:</text:p>
      <text:p text:style-name="Standard">------------------</text:p>
      <text:p text:style-name="Standard"><text:soft-page-break/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0.000000 (0.000000%)</text:p>
      <text:p text:style-name="Standard"><text:s text:c="16"/>Total: 0.000000 (0.000000%)</text:p>
      <text:p text:style-name="Standard"/>
      <text:p text:style-name="Standard"><text:s text:c="8"/>Files/folders: 0.000000 (0.000000%) </text:p>
      <text:p text:style-name="Standard"><text:s text:c="12"/>Fragments: 0.00000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0.000000 (0.000000%)</text:p>
      <text:p text:style-name="Standard"><text:s text:c="12"/>Files End: 0.000000</text:p>
      <text:p text:style-name="Standard"><text:s text:c="13"/>Zone End: 0.000000 (0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000000%</text:p>
      <text:p text:style-name="Standard"><text:s text:c="7"/>Volume Rounding: 0.000000%</text:p>
      <text:p text:style-name="Standard"><text:s text:c="12"/>Actual Gap: 0.000000% (0.000000)</text:p>
      <text:p text:style-name="Standard"><text:s text:c="17"/></text:p>
      <text:p text:style-name="Standard"><text:s text:c="15"/>The desired min gap size. (GapRequested): 0.000000 <text:s/>(Loc) !ZoneGapRequestedLocCurrent!</text:p>
      <text:p text:style-name="Standard"><text:s text:c="14"/>Must be half the zone size. (GapAdjusted): 0.000000 <text:s/>(---) !ZoneGapAdjustedLocCurrent!</text:p>
      <text:p text:style-name="Standard"><text:s text:c="15"/>Align to the volume evenly. (GapRounded): 0.000000 <text:s/>(---) !ZoneGapRoundedLocCurrent!</text:p>
      <text:p text:style-name="Standard"><text:s text:c="10"/>The remaining space available. (GapAvailable): 0.000000 <text:s/>(---) !ZoneGapAvailableLocCurrent!</text:p>
      <text:p text:style-name="Standard"><text:s text:c="6"/>The lower of adjusted and available. (GapCurrent): 0.000000 <text:s/>(---) !ZoneGapLocCurrent!</text:p>
      <text:p text:style-name="Standard"><text:s text:c="4"/>(GapCurrent) after any code you inserted. (GapUsed): 0.000000 <text:s/>(---) !ZoneGapUsedLocCurrent!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0.000000 (0.000000%)</text:p>
      <text:p text:style-name="Standard"><text:s text:c="19"/>Total Used: 0.000000 (0.000000%)</text:p>
      <text:p text:style-name="Standard"><text:s text:c="9"/>Volume Used by Zones: 0.000000 (0.000000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 text:c="16"/># ProgramHints - Data files.</text:p>
      <text:p text:style-name="Standard"><text:s text:c="16"/>not(</text:p>
      <text:p text:style-name="Standard"><text:s text:c="21"/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<text:soft-page-break/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G Horsman</meta:initial-creator>
    <meta:creation-date>2021-11-23T10:22:53.93</meta:creation-date>
    <meta:document-statistic meta:table-count="0" meta:image-count="0" meta:object-count="0" meta:page-count="19" meta:paragraph-count="760" meta:word-count="2432" meta:character-count="36440"/>
    <dc:date>2021-11-23T14:25:31.55</dc:date>
    <dc:creator>David G Horsman</dc:creator>
    <meta:editing-duration>PT24M34S</meta:editing-duration>
    <meta:editing-cycles>1</meta:editing-cycles>
    <meta:generator>OpenOffice/4.1.11$Win32 OpenOffice.org_project/4111m1$Build-9808</meta:generator>
  </office:meta>
</office:document-meta>
</file>